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EHRUNG ZUR NICHTRAUCHERWOHNUNG UND ZUM RAUCHEN IM AUSSENBEREICH</text:p>
      <text:p text:style-name="P2">Ergänzung zum Wohnraummietvertrag und zur Hausordnung</text:p>
      <text:p text:style-name="Standard">Der Mieter wurde ausdrücklich darüber belehrt, dass es sich bei der angemieteten Wohnung um eine Nichtraucherwohnung handelt. Das Rauchen innerhalb der Wohnung ist untersagt.</text:p>
      <text:p text:style-name="P3">1. Rauchverbot in der Wohnung</text:p>
      <text:p text:style-name="Standard">Das Rauchen ist in sämtlichen Wohnräumen, Nebenräumen sowie in allen zur Wohnung gehörenden Innenbereichen untersagt. Dies gilt für Zigaretten, Zigarren, Pfeifen, E-Zigaretten, Shishas und vergleichbare Rauch- oder Dampfprodukte.</text:p>
      <text:p text:style-name="P3">2. Rauchen im Außenbereich</text:p>
      <text:p text:style-name="Standard">Das Rauchen ist ausschließlich vor der Hauseingangstür oder im Garten zulässig, sofern die Nutzung des Gartens gestattet ist.</text:p>
      <text:p text:style-name="Standard">Das Rauchen im Außenbereich erfolgt auf eigene Verantwortung des Mieters. Es ist stets ein geeigneter Aschenbecher zu verwenden.</text:p>
      <text:p text:style-name="Standard">Zigarettenstummel, Asche oder sonstige Rückstände dürfen nicht auf dem Boden, in Beeten, auf Wegen oder in sonstigen Außenflächen zurückgelassen werden.</text:p>
      <text:p text:style-name="P3">3. Rücksichtnahme</text:p>
      <text:p text:style-name="Standard">Belästigungen oder Beeinträchtigungen anderer Hausbewohner oder Nachbarn durch Rauch oder Gerüche sind zu vermeiden.</text:p>
      <text:p text:style-name="P3">4. Haftung</text:p>
      <text:p text:style-name="Standard">Der Mieter haftet für sämtliche Schäden, Verschmutzungen oder Reinigungsaufwendungen, die durch das Rauchen oder unsachgemäßen Umgang mit Rauchutensilien entstehen.</text:p>
      <text:p text:style-name="P3">5. Widerruf</text:p>
      <text:p text:style-name="Standard">Bei Verstößen gegen diese Belehrung oder bei wiederholten Belästigungen kann die Gestattung des Rauchens im Außenbereich widerrufen werd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38cm" fo:margin-bottom="1.16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4-03T15:41:41.92</dc:date>
    <meta:editing-duration>PT8S</meta:editing-duration>
    <meta:generator>OpenOffice/4.1.15$Win32 OpenOffice.org_project/4115m2$Build-9813</meta:generator>
    <meta:document-statistic meta:table-count="0" meta:image-count="0" meta:object-count="0" meta:page-count="1" meta:paragraph-count="15" meta:word-count="188" meta:character-count="14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